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31.96pt"/>
    </style:style>
    <style:style style:name="co4" style:family="table-column">
      <style:table-column-properties fo:break-before="auto" style:column-width="262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Top" table:style-name="ta1"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sh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nitial measurement – nice top antenna!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From simulation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2.2" calcext:value-type="float">
            <text:p>2.2</text:p>
          </table:table-cell>
          <table:table-cell office:value-type="string" calcext:value-type="string">
            <text:p>Pretty nice! – Soldered on to tuner board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Tuner: Changing to 0603 coilcraft. No change</text:p>
          </table:table-cell>
        </table:table-row>
      </table:table>
      <table:table table:name="Side" table:style-name="ta1"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s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measurement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From simulation</text:p>
          </table:table-cell>
        </table:table-row>
        <table:table-row table:style-name="ro1">
          <table:table-cell table:number-columns-repeated="2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oldered on to tuner board (not too good)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10:29:50.501955022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7:17:08.765000000</meta:creation-date>
    <dc:date>2016-05-11T10:38:54.255452969</dc:date>
    <meta:editing-duration>PT5H43M22S</meta:editing-duration>
    <meta:editing-cycles>42</meta:editing-cycles>
    <meta:generator>LibreOffice/5.1.2.2.0$Linux_X86_64 LibreOffice_project/10m0$Build-2</meta:generator>
    <meta:document-statistic meta:table-count="2" meta:cell-count="47" meta:object-count="0"/>
  </office:meta>
</office:document-meta>
</file>